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b2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diff --git a/app/assets/javascripts/diffs/components/diff_table_cell.vue b/app/assets/javascripts/diffs/components/diff_table_cell.vue</text:p>
      <text:p text:style-name="Preformatted_20_Text">index fd04310201551c083f1be5c3effc209710a796b2..5b08b16111407d8319c4c7293cee80fcd2188108 100644</text:p>
      <text:p text:style-name="Preformatted_20_Text">--- a/app/assets/javascripts/diffs/components/diff_table_cell.vue</text:p>
      <text:p text:style-name="Preformatted_20_Text">+++ b/app/assets/javascripts/diffs/components/diff_table_cell.vue</text:p>
      <text:p text:style-name="Preformatted_20_Text">@@ -11,11 +11,8 @@ import {</text:p>
      <text:p text:style-name="Preformatted_20_Text"><text:s text:c="3"/>LINE_HOVER_CLASS_NAME,</text:p>
      <text:p text:style-name="Preformatted_20_Text"><text:s text:c="3"/>LINE_UNFOLD_CLASS_NAME,</text:p>
      <text:p text:style-name="Preformatted_20_Text"><text:s text:c="3"/>INLINE_DIFF_VIEW_TYPE,</text:p>
      <text:p text:style-name="Preformatted_20_Text">-&lt;&lt;&lt;&lt;&lt;&lt;&lt; HEAD</text:p>
      <text:p text:style-name="Preformatted_20_Text"><text:s text:c="3"/>LINE_POSITION_LEFT,</text:p>
      <text:p text:style-name="Preformatted_20_Text"><text:s text:c="3"/>LINE_POSITION_RIGHT,</text:p>
      <text:p text:style-name="Preformatted_20_Text">-=======</text:p>
      <text:p text:style-name="Preformatted_20_Text">-&gt;&gt;&gt;&gt;&gt;&gt;&gt; eba05eb8d48... Merge branch '_acet-mr-diff-performance' into 'master'</text:p>
      <text:p text:style-name="Preformatted_20_Text"><text:s/>} from '../constants';</text:p>
      <text:p text:style-name="Preformatted_20_Text"><text:s/></text:p>
      <text:p text:style-name="Preformatted_20_Text"><text:s/>export default {</text:p>
      <text:p text:style-name="Preformatted_20_Text">@@ -70,7 +67,6 @@ export default {</text:p>
      <text:p text:style-name="Preformatted_20_Text"><text:s text:c="3"/>computed: {</text:p>
      <text:p text:style-name="Preformatted_20_Text"><text:s text:c="5"/>...mapGetters(['isLoggedIn']),</text:p>
      <text:p text:style-name="Preformatted_20_Text"><text:s text:c="5"/>normalizedLine() {</text:p>
      <text:p text:style-name="Preformatted_20_Text">-&lt;&lt;&lt;&lt;&lt;&lt;&lt; HEAD</text:p>
      <text:p text:style-name="Preformatted_20_Text"><text:s text:c="7"/>let normalizedLine;</text:p>
      <text:p text:style-name="Preformatted_20_Text"><text:s/></text:p>
      <text:p text:style-name="Preformatted_20_Text"><text:s text:c="7"/>if (this.diffViewType === INLINE_DIFF_VIEW_TYPE) {</text:p>
      <text:p text:style-name="Preformatted_20_Text">@@ -79,10 +75,6 @@ export default {</text:p>
      <text:p text:style-name="Preformatted_20_Text"><text:s text:c="9"/>normalizedLine = this.line.left;</text:p>
      <text:p text:style-name="Preformatted_20_Text"><text:s text:c="7"/>} else if (this.linePosition === LINE_POSITION_RIGHT) {</text:p>
      <text:p text:style-name="Preformatted_20_Text"><text:s text:c="9"/>normalizedLine = this.line.right;</text:p>
      <text:p text:style-name="Preformatted_20_Text">-=======</text:p>
      <text:p text:style-name="Preformatted_20_Text">- <text:s text:c="5"/>if (this.diffViewType === INLINE_DIFF_VIEW_TYPE) {</text:p>
      <text:p text:style-name="Preformatted_20_Text">- <text:s text:c="7"/>return this.line;</text:p>
      <text:p text:style-name="Preformatted_20_Text">-&gt;&gt;&gt;&gt;&gt;&gt;&gt; eba05eb8d48... Merge branch '_acet-mr-diff-performance' into 'master'</text:p>
      <text:p text:style-name="Preformatted_20_Text"><text:s text:c="7"/><text:span text:style-name="T1">header.log.i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1T17:03:52.140431241</dc:date>
    <meta:editing-duration>PT50S</meta:editing-duration>
    <meta:editing-cycles>1</meta:editing-cycles>
    <meta:document-statistic meta:table-count="0" meta:image-count="0" meta:object-count="0" meta:page-count="1" meta:paragraph-count="33" meta:word-count="98" meta:character-count="1220" meta:non-whitespace-character-count="1064"/>
    <meta:generator>LibreOffice/7.3.7.2$Linux_X86_64 LibreOffice_project/30$Build-2</meta:generator>
  </office:meta>
</office:document-meta>
</file>